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.5pt" fo:font-style="normal" style:text-underline-style="none" fo:font-weight="normal" style:font-name-asian="Liberation Serif1" style:font-size-asian="11.5pt" style:font-style-asian="normal" style:font-weight-asian="normal" style:font-name-complex="Liberation Serif1" style:font-size-complex="11.5pt" fo:background-color="#ffff00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3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.5pt" fo:font-style="normal" style:text-underline-style="none" fo:font-weight="normal" style:font-name-asian="Liberation Serif1" style:font-size-asian="11.5pt" style:font-style-asian="normal" style:font-weight-asian="normal" style:font-name-complex="Liberation Serif1" style:font-size-complex="11.5pt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.5pt" fo:font-style="normal" style:text-underline-style="none" fo:font-weight="normal" style:font-name-asian="Liberation Serif1" style:font-size-asian="11.5pt" style:font-style-asian="normal" style:font-weight-asian="normal" style:font-name-complex="Liberation Serif1" style:font-size-complex="11.5pt" fo:background-color="#ffff00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3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38%" fo:text-indent="0in" style:auto-text-indent="false"/>
      <style:text-properties fo:font-variant="normal" fo:text-transform="none" fo:color="#000000" style:text-line-through-style="none" style:text-line-through-type="none" style:font-name="Liberation Serif" fo:font-size="11.5pt" fo:font-style="normal" style:text-underline-style="none" fo:font-weight="normal" style:font-name-asian="Liberation Serif1" style:font-size-asian="11.5pt" style:font-style-asian="normal" style:font-weight-asian="normal" style:font-name-complex="Liberation Serif1" style:font-size-complex="11.5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38%" fo:text-indent="0in" style:auto-text-indent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38%" fo:text-indent="0in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ffff00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38%" fo:text-indent="0in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4" style:family="paragraph" style:parent-style-name="Standard" style:list-style-name="WWNum2">
      <style:paragraph-properties fo:margin-left="0.5417in" fo:margin-right="0in" fo:margin-top="0in" fo:margin-bottom="0in" loext:contextual-spacing="false" fo:line-height="13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38%" fo:text-indent="-0.25in" style:auto-text-indent="false"/>
    </style:style>
    <style:style style:name="P16" style:family="paragraph" style:parent-style-name="Standard">
      <style:paragraph-properties fo:margin-top="0in" fo:margin-bottom="0in" loext:contextual-spacing="false" fo:line-height="138%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17" style:family="paragraph" style:parent-style-name="Heading_20_1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18" style:family="paragraph" style:parent-style-name="Heading_20_1" style:master-page-name="Standard">
      <style:paragraph-properties fo:margin-top="0.278in" fo:margin-bottom="0.0835in" loext:contextual-spacing="false" fo:line-height="138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fo:font-size="20pt" fo:font-style="normal" style:text-underline-style="none" fo:font-weight="normal" style:font-size-asian="20pt" style:font-style-asian="normal" style:font-weight-asian="normal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normal" style:font-name-asian="Liberation Serif1" style:font-size-asian="20pt" style:font-style-asian="normal" style:font-weight-asian="normal" style:font-name-complex="Liberation Serif1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style:font-name-asian="Liberation Serif1" style:font-size-asian="11pt" style:font-style-asian="normal" style:font-name-complex="Liberation Serif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 fo:background-color="#ffff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bold" style:font-name-asian="Liberation Serif1" style:font-size-asian="11pt" style:font-style-asian="normal" style:font-weight-asian="bold" style:font-name-complex="Liberation Serif1" style:font-size-complex="11pt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style:font-name-asian="Liberation Serif1" style:font-size-asian="11pt" style:font-style-asian="normal" style:font-name-complex="Liberation Serif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style:font-name-asian="Liberation Serif1" style:font-size-asian="12pt" style:font-style-asian="normal" style:font-name-complex="Liberation Serif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style:font-name-asian="Liberation Serif1" style:font-size-asian="12pt" style:font-style-asian="normal" style:font-name-complex="Liberation Serif1" style:font-size-complex="12pt" fo:background-color="#ffff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ffff00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fo:background-color="#ffff0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11.5pt" fo:font-style="normal" style:text-underline-style="none" fo:font-weight="normal" style:font-name-asian="Liberation Serif1" style:font-size-asian="11.5pt" style:font-style-asian="normal" style:font-weight-asian="normal" style:font-name-complex="Liberation Serif1" style:font-size-complex="11.5pt" fo:background-color="#ffff00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fo:background-color="#ffff00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Serif" fo:font-size="11pt" style:font-name-asian="Liberation Serif1" style:font-size-asian="11pt" style:font-name-complex="Liberation Serif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Carta de consentimento para análise forense</text:span></text:p>
      <text:p text:style-name="P1"/>
      <text:p text:style-name="P2"><text:span text:style-name="T4">Por meio desta carta, eu, doravante denominado BENEFICIÁRIO, e [</text:span><text:span text:style-name="T6">adicione o nome da organização que realiza a análise</text:span><text:span text:style-name="T5">],</text:span><text:span text:style-name="T4"> doravante denominada ORGANIZAÇÃO, acordamos trabalhar voluntariamente na análise e investigação do(s) meu(s) dispositivo(s) eletrônico(s) e/ou contas atacadas e/ou infectadas com spyware (programa espião) ou outros programas prejudiciais. </text:span></text:p>
      <text:p text:style-name="P17"/>
      <text:p text:style-name="P2"><text:span text:style-name="T4">Acordamos o </text:span><text:span text:style-name="T15">seguinte</text:span><text:span text:style-name="T4">: </text:span></text:p>
      <text:p text:style-name="P3"/>
      <text:list xml:id="list2593550976" text:style-name="WWNum1">
        <text:list-item>
          <text:p text:style-name="P5"><text:span text:style-name="T4">Em relação ao objetivo da investigação, acordamos que A ORGANIZAÇÃO </text:span><text:span text:style-name="T5">[</text:span><text:span text:style-name="T6">adicione o objetivo da investigação, </text:span><text:span text:style-name="T5">por exemplo: recolherá e analisará informações digitais com o objetivo de estabelecer hipóteses verificáveis sobre potenciais ataques].</text:span><text:span text:style-name="T4"> Isso não compromete A ORGANIZAÇÃO a entregar qualquer resultado ou relatório, nem a publicar as descobertas. </text:span></text:p>
        </text:list-item>
        <text:list-item>
          <text:p text:style-name="P5"><text:span text:style-name="T10">[</text:span><text:span text:style-name="T11">Se for necessário consentimento para publicar informações,</text:span><text:span text:style-name="T10"> ajustar: Em particular, dou permissão à ORGANIZAÇÃO para publicar as seguintes informações em posts de blog, relatórios ou outros conteúdos públicos:</text:span></text:p>
        </text:list-item>
      </text:list>
      <text:p text:style-name="P6"/>
      <text:p text:style-name="P10"/>
      <text:p text:style-name="P10"/>
      <text:p text:style-name="P4"/>
      <text:p text:style-name="P9"><text:span text:style-name="T12">Entendo que permitir que A ORGANIZAÇÃO publique minhas informações pode resultar em riscos adicionais à minha segurança.</text:span></text:p>
      <text:p text:style-name="P7"/>
      <text:list xml:id="list130116629769688" text:continue-numbering="true" text:style-name="WWNum1">
        <text:list-item>
          <text:p text:style-name="P5"><text:span text:style-name="T4">As informações a serem coletadas incluem o seguinte: </text:span></text:p>
        </text:list-item>
      </text:list>
      <text:p text:style-name="P3"/>
      <text:list xml:id="list798459680" text:style-name="WWNum2">
        <text:list-item>
          <text:p text:style-name="P14"><text:span text:style-name="T6">[Detalhes das informações a serem coletadas]</text:span></text:p>
        </text:list-item>
      </text:list>
      <text:p text:style-name="P3"/>
      <text:list xml:id="list130117950338891" text:continue-list="list130116629769688" text:style-name="WWNum1">
        <text:list-item>
          <text:p text:style-name="P15"><text:span text:style-name="T13">Uma vez concluída a investigação, solicito à ORGANIZAÇÃO: </text:span></text:p>
        </text:list-item>
      </text:list>
      <text:p text:style-name="P8"/>
      <text:p text:style-name="P11"/>
      <text:p text:style-name="P11"/>
      <text:p text:style-name="P16"/>
      <text:p text:style-name="P16"/>
      <text:list xml:id="list130116932304503" text:continue-numbering="true" text:style-name="WWNum1">
        <text:list-item>
          <text:p text:style-name="P15"><text:span text:style-name="T13">Estou ciente de que A ORGANIZAÇÃO poderá ter acesso a informações privadas e/ou íntimas neste processo de investigação, pelo que A ORGANIZAÇÃO</text:span><text:span text:style-name="T14"> [adicionar detalhes sobre políticas de proteção de informações, por exemplo: se compromete a tratar essas informações sob os mais rigorosos padrões de sigilo profissional e confidencialidade, em conformidade com nossa política de proteção de informações (inserir link para a política ou descrevê-la resumidamente, caso não seja pública)].</text:span></text:p>
        </text:list-item>
      </text:list>
      <text:p text:style-name="P12"><text:soft-page-break/></text:p>
      <text:list xml:id="list130117244938585" text:continue-numbering="true" text:style-name="WWNum1">
        <text:list-item>
          <text:p text:style-name="P15"><text:span text:style-name="T13">A PESSOA BENEFICIÁRIA compromete-se a seguir as diretrizes indicadas em relação à confidencialidade das informações. </text:span><text:span text:style-name="T14">[adicionar detalhes sobre a confidencialidade da investigação, por exemplo: Fica acordado que a presente investigação é de caráter confidencial e não deve ser compartilhado nem o nome da ORGANIZAÇÃO nem detalhes sobre a investigação forense]</text:span><text:span text:style-name="T13">. A ORGANIZAÇÃO reserva-se o direito de encerrar a investigação caso os acordos de confidencialidade estabelecidos não sejam cumpridos.</text:span></text:p>
        </text:list-item>
      </text:list>
      <text:p text:style-name="P13"/>
      <text:list xml:id="list130117161555917" text:continue-numbering="true" text:style-name="WWNum1">
        <text:list-item>
          <text:p text:style-name="P15"><text:span text:style-name="T13">A qualquer momento durante a pesquisa, qualquer uma das duas partes, A ORGANIZAÇÃO ou A PESSOA BENEFICIÁRIA, podem decidir encerrar sua participação na pesquisa.</text:span></text:p>
        </text:list-item>
      </text:list>
      <text:p text:style-name="P3"/>
      <text:p text:style-name="P2"><text:span text:style-name="T4">Considerando o acima exposto, forneço estas informações voluntariamente. Li e compreendo este documento e concordo com os seus termos.</text:span></text:p>
      <text:p text:style-name="P3"/>
      <text:p text:style-name="P3"/>
      <text:p text:style-name="P2"><text:span text:style-name="T4">Data: </text:span></text:p>
      <text:p text:style-name="P2"><text:span text:style-name="T4">Assinatur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1pt" fo:font-weight="normal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359" meta:character-count="2559" meta:non-whitespace-character-count="2217"/>
    <meta:generator>LibreOfficeDev/6.0.5.2$Linux_X86_64 LibreOffice_project/</meta:generator>
  </office:meta>
</office:document-meta>
</file>